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7c34" officeooo:paragraph-rsid="00087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racconto si può dividere in 3 parti:</text:p>
      <text:p text:style-name="P1"/>
      <text:p text:style-name="P1">Nella prima parte Gesualdo va dai suoi muratori che stavano costruendo un frantoio. Dato che stava piovendo i muratori si erano fermati e per questo motivo Gesualdo si arrabbiò con loro.</text:p>
      <text:p text:style-name="P1"/>
      <text:p text:style-name="P1">Nella Seconda parte </text:p>
      <text:p text:style-name="P1"/>
      <text:p text:style-name="P1">Alla fine della giornata si fa preparare la cena dalla sua serva e lei si rattrista quando Gesualdo gli racconta che deve prendere moglie, dato che non potrà essere lei perchè è pov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42S</meta:editing-duration>
    <meta:editing-cycles>3</meta:editing-cycles>
    <meta:generator>LibreOffice/5.2.1.2$Windows_x86 LibreOffice_project/31dd62db80d4e60af04904455ec9c9219178d620</meta:generator>
    <dc:date>2017-10-25T11:57:57.224000000</dc:date>
    <meta:document-statistic meta:table-count="0" meta:image-count="0" meta:object-count="0" meta:page-count="1" meta:paragraph-count="4" meta:word-count="75" meta:character-count="430" meta:non-whitespace-character-count="358"/>
    <meta:user-defined meta:name="Info 1"/>
    <meta:user-defined meta:name="Info 2"/>
    <meta:user-defined meta:name="Info 3"/>
    <meta:user-defined meta:name="Info 4"/>
  </office:meta>
</office:document-meta>
</file>